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77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fo:background-color="#b2b2b2" fo:wrap-option="wrap" fo:border="0.06pt solid #000000" style:rotation-angle="90"/>
    </style:style>
    <style:style style:name="ce6" style:family="table-cell" style:parent-style-name="Default" style:data-style-name="N1">
      <style:table-cell-properties fo:background-color="#b2b2b2"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wrap-option="wrap" fo:border="0.06pt solid #000000"/>
    </style:style>
    <style:style style:name="ce9" style:family="table-cell" style:parent-style-name="Default" style:data-style-name="N1">
      <style:table-cell-properties fo:background-color="#b2b2b2" fo:wrap-option="wrap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2b2b2" fo:wrap-option="wrap" fo:border="0.06pt solid #000000"/>
    </style:style>
    <style:style style:name="ce12" style:family="table-cell" style:parent-style-name="Default" style:data-style-name="N1">
      <style:table-cell-properties fo:background-color="#ffff66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01 212672004 CHAVARIN VILLA WILLMAR DAVID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2 212674252 DELGADILLO FLETES DANI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3 215800178 DIAZ BRICE~O EMMANUEL SALVADOR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4 212677669 GALLEGOS RUIZ JOSE DE JESUS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5 215800313 HERNANDEZ RIVERA RAFA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6 215800186 MARTINEZ MACIAS EFRAIN ESAU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7 216280143 RODRIGUEZ NU~EZ MOISES HUMBERTO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8 212456352 VAZQUEZ GARCIA JORGE ALEJANDRO LIEC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993" table:default-cell-style-name="ce1"/>
        <table:table-row table:style-name="ro1" table:number-rows-repeated="3">
          <table:table-cell table:number-columns-repeated="101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Traducción y análisis de la intersección de líneas</text:p>
          </table:table-cell>
          <table:table-cell table:style-name="ce3" office:value-type="string" calcext:value-type="string">
            <text:p>Ejercicios 2.5 al 2.9 de la página 42, del libro "COMPUTATIONAL GEOMETRY, ALGORITHMS AND APLICATIONS"</text:p>
          </table:table-cell>
          <table:table-cell table:style-name="ce3" office:value-type="string" calcext:value-type="string">
            <text:p/>
            <text:p>Implementación de una DCEL</text:p>
          </table:table-cell>
          <table:table-cell table:style-name="ce3" office:value-type="string" calcext:value-type="string">
            <text:p>Resumen envolvente convexa</text:p>
          </table:table-cell>
          <table:table-cell table:style-name="ce3" office:value-type="string" calcext:value-type="string">
            <text:p>Análisis ténicas swep line (linea de barrido)</text:p>
          </table:table-cell>
          <table:table-cell table:style-name="ce3" office:value-type="string" calcext:value-type="string">
            <text:p>Geometría de las pruebas</text:p>
          </table:table-cell>
          <table:table-cell table:style-name="ce3" office:value-type="string" calcext:value-type="string">
            <text:p>Implementación de un diagrama voronoi para minería de datos. PARTE I</text:p>
          </table:table-cell>
          <table:table-cell table:style-name="ce3" office:value-type="string" calcext:value-type="string">
            <text:p>Implementación de un diagrama voronoi para minería de datos. PARTE II</text:p>
          </table:table-cell>
          <table:table-cell table:style-name="ce3" office:value-type="string" calcext:value-type="string">
            <text:p>Puntos tareas</text:p>
          </table:table-cell>
          <table:table-cell table:style-name="ce5" office:value-type="string" calcext:value-type="string">
            <text:p>Promedio tareas</text:p>
          </table:table-cell>
          <table:table-cell table:style-name="ce3" office:value-type="string" calcext:value-type="string">
            <text:p/>
            <text:p>Análisis algoritmo Jarvis vs Graham</text:p>
          </table:table-cell>
          <table:table-cell table:style-name="ce3" office:value-type="string" calcext:value-type="string">
            <text:p>Euler, y la Triangulación de Deulanay </text:p>
          </table:table-cell>
          <table:table-cell table:style-name="ce3" office:value-type="string" calcext:value-type="string">
            <text:p>Fórmula de Euler</text:p>
          </table:table-cell>
          <table:table-cell table:style-name="ce3" office:value-type="string" calcext:value-type="string">
            <text:p>Puntos prácticas clase</text:p>
          </table:table-cell>
          <table:table-cell table:style-name="ce5" office:value-type="string" calcext:value-type="string">
            <text:p>Promedio practicas clase</text:p>
          </table:table-cell>
          <table:table-cell table:style-name="ce3" office:value-type="string" calcext:value-type="string">
            <text:p>Exposiciones algoritmos operaciones boleanas</text:p>
          </table:table-cell>
          <table:table-cell table:style-name="ce5" office:value-type="string" calcext:value-type="string">
            <text:p>Promedio exposiciones</text:p>
          </table:table-cell>
          <table:table-cell table:style-name="ce3" office:value-type="string" calcext:value-type="string">
            <text:p>Programa intersección de n lineas v2 (completo)</text:p>
          </table:table-cell>
          <table:table-cell table:style-name="ce3" office:value-type="string" calcext:value-type="string">
            <text:p>Programa intersección de n lineas v1</text:p>
          </table:table-cell>
          <table:table-cell table:style-name="ce3" office:value-type="string" calcext:value-type="string">
            <text:p>Puntos examen</text:p>
          </table:table-cell>
          <table:table-cell table:style-name="ce5" office:value-type="string" calcext:value-type="string">
            <text:p>Promedio examen</text:p>
          </table:table-cell>
          <table:table-cell table:style-name="ce5" office:value-type="string" calcext:value-type="string">
            <text:p>Autoevaluaciòn</text:p>
          </table:table-cell>
          <table:table-cell table:style-name="ce5" office:value-type="string" calcext:value-type="string">
            <text:p>Calificacion final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1 212672004 CHAVARIN VILLA WILLMAR DAVID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5:.I5])/8" office:value-type="float" office:value="50" calcext:value-type="float">
            <text:p>50</text:p>
          </table:table-cell>
          <table:table-cell table:style-name="ce6" table:formula="of:=([.J5]*[Encuadre.B$3])/[Encuadre.B$7]" office:value-type="float" office:value="15" calcext:value-type="float">
            <text:p>1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5:.N5])/3" office:value-type="float" office:value="100" calcext:value-type="float">
            <text:p>100</text:p>
          </table:table-cell>
          <table:table-cell table:style-name="ce9" table:formula="of:=([.O5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5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5:.T5])/2" office:value-type="float" office:value="95" calcext:value-type="float">
            <text:p>95</text:p>
          </table:table-cell>
          <table:table-cell table:style-name="ce11" table:formula="of:=([.U5]*[Encuadre.B$5])/[Encuadre.B$7]" office:value-type="float" office:value="23.75" calcext:value-type="float">
            <text:p>23.75</text:p>
          </table:table-cell>
          <table:table-cell table:style-name="ce2"/>
          <table:table-cell table:style-name="ce8" table:formula="of:=SUM([.W5];[.V5];[.R5];[.P5];[.K5])" office:value-type="float" office:value="78.75" calcext:value-type="float">
            <text:p>7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2 212674252 DELGADILLO FLETES DANIEL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table:formula="of:=SUM([.B6:.I6])/8" office:value-type="float" office:value="72.5" calcext:value-type="float">
            <text:p>73</text:p>
          </table:table-cell>
          <table:table-cell table:style-name="ce6" table:formula="of:=([.J6]*[Encuadre.B$3])/[Encuadre.B$7]" office:value-type="float" office:value="21.75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6:.N6])/3" office:value-type="float" office:value="66.6666666666667" calcext:value-type="float">
            <text:p>67</text:p>
          </table:table-cell>
          <table:table-cell table:style-name="ce9" table:formula="of:=([.O6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6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 table:formula="of:=SUM([.S6:.T6])/2" office:value-type="float" office:value="0" calcext:value-type="float">
            <text:p>0</text:p>
          </table:table-cell>
          <table:table-cell table:style-name="ce11" table:formula="of:=([.U6]*[Encuadre.B$5])/[Encuadre.B$7]" office:value-type="float" office:value="0" calcext:value-type="float">
            <text:p>0</text:p>
          </table:table-cell>
          <table:table-cell table:style-name="ce2"/>
          <table:table-cell table:style-name="ce8" table:formula="of:=SUM([.W6];[.V6];[.R6];[.P6];[.K6])" office:value-type="float" office:value="53.4166666666667" calcext:value-type="float">
            <text:p>5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3 215800178 DIAZ BRICE~O EMMANUEL SALVADOR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7:.I7])/8" office:value-type="float" office:value="37.5" calcext:value-type="float">
            <text:p>38</text:p>
          </table:table-cell>
          <table:table-cell table:style-name="ce6" table:formula="of:=([.J7]*[Encuadre.B$3])/[Encuadre.B$7]" office:value-type="float" office:value="11.25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7:.N7])/3" office:value-type="float" office:value="66.6666666666667" calcext:value-type="float">
            <text:p>67</text:p>
          </table:table-cell>
          <table:table-cell table:style-name="ce9" table:formula="of:=([.O7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7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7:.T7])/2" office:value-type="float" office:value="50" calcext:value-type="float">
            <text:p>50</text:p>
          </table:table-cell>
          <table:table-cell table:style-name="ce11" table:formula="of:=([.U7]*[Encuadre.B$5])/[Encuadre.B$7]" office:value-type="float" office:value="12.5" calcext:value-type="float">
            <text:p>12.5</text:p>
          </table:table-cell>
          <table:table-cell table:style-name="ce3"/>
          <table:table-cell table:style-name="ce8" table:formula="of:=SUM([.W7];[.V7];[.R7];[.P7];[.K7])" office:value-type="float" office:value="55.4166666666667" calcext:value-type="float">
            <text:p>5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4 212677669 GALLEGOS RUIZ JOSE DE JESUS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B8:.I8])/8" office:value-type="float" office:value="62.5" calcext:value-type="float">
            <text:p>63</text:p>
          </table:table-cell>
          <table:table-cell table:style-name="ce6" table:formula="of:=([.J8]*[Encuadre.B$3])/[Encuadre.B$7]" office:value-type="float" office:value="18.75" calcext:value-type="float">
            <text:p>19</text:p>
          </table:table-cell>
          <table:table-cell table:style-name="ce7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8:.N8])/3" office:value-type="float" office:value="60" calcext:value-type="float">
            <text:p>60</text:p>
          </table:table-cell>
          <table:table-cell table:style-name="ce9" table:formula="of:=([.O8]*[Encuadre.B$4])/[Encuadre.B$7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8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8:.T8])/2" office:value-type="float" office:value="50" calcext:value-type="float">
            <text:p>50</text:p>
          </table:table-cell>
          <table:table-cell table:style-name="ce11" table:formula="of:=([.U8]*[Encuadre.B$5])/[Encuadre.B$7]" office:value-type="float" office:value="12.5" calcext:value-type="float">
            <text:p>12.5</text:p>
          </table:table-cell>
          <table:table-cell table:style-name="ce2"/>
          <table:table-cell table:style-name="ce8" table:formula="of:=SUM([.W8];[.V8];[.R8];[.P8];[.K8])" office:value-type="float" office:value="61.25" calcext:value-type="float">
            <text:p>6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5 215800313 HERNANDEZ RIVERA RAFAEL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9:.I9])/8" office:value-type="float" office:value="37.5" calcext:value-type="float">
            <text:p>38</text:p>
          </table:table-cell>
          <table:table-cell table:style-name="ce6" table:formula="of:=([.J9]*[Encuadre.B$3])/[Encuadre.B$7]" office:value-type="float" office:value="11.25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9:.N9])/3" office:value-type="float" office:value="66.6666666666667" calcext:value-type="float">
            <text:p>67</text:p>
          </table:table-cell>
          <table:table-cell table:style-name="ce9" table:formula="of:=([.O9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9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9:.T9])/2" office:value-type="float" office:value="95" calcext:value-type="float">
            <text:p>95</text:p>
          </table:table-cell>
          <table:table-cell table:style-name="ce11" table:formula="of:=([.U9]*[Encuadre.B$5])/[Encuadre.B$7]" office:value-type="float" office:value="23.75" calcext:value-type="float">
            <text:p>23.75</text:p>
          </table:table-cell>
          <table:table-cell table:style-name="ce2"/>
          <table:table-cell table:style-name="ce8" table:formula="of:=SUM([.W9];[.V9];[.R9];[.P9];[.K9])" office:value-type="float" office:value="66.6666666666667" calcext:value-type="float">
            <text:p>6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6 215800186 MARTINEZ MACIAS EFRAIN ESAU LIEC</text:p>
          </table:table-cell>
          <table:table-cell table:style-name="ce2"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B10:.I10])/8" office:value-type="float" office:value="50" calcext:value-type="float">
            <text:p>50</text:p>
          </table:table-cell>
          <table:table-cell table:style-name="ce6" table:formula="of:=([.J10]*[Encuadre.B$3])/[Encuadre.B$7]" office:value-type="float" office:value="15" calcext:value-type="float">
            <text:p>1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0:.N10])/3" office:value-type="float" office:value="100" calcext:value-type="float">
            <text:p>100</text:p>
          </table:table-cell>
          <table:table-cell table:style-name="ce9" table:formula="of:=([.O10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0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10" table:formula="of:=SUM([.S10:.T10])/2" office:value-type="float" office:value="45" calcext:value-type="float">
            <text:p>45</text:p>
          </table:table-cell>
          <table:table-cell table:style-name="ce11" table:formula="of:=([.U10]*[Encuadre.B$5])/[Encuadre.B$7]" office:value-type="float" office:value="11.25" calcext:value-type="float">
            <text:p>11.25</text:p>
          </table:table-cell>
          <table:table-cell table:style-name="ce2"/>
          <table:table-cell table:style-name="ce8" table:formula="of:=SUM([.W10];[.V10];[.R10];[.P10];[.K10])" office:value-type="float" office:value="66.25" calcext:value-type="float">
            <text:p>6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7 216280143 RODRIGUEZ NU~EZ MOISES HUMBERT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/>
          <table:table-cell table:style-name="ce4" table:formula="of:=SUM([.B11:.I11])/8" office:value-type="float" office:value="86.25" calcext:value-type="float">
            <text:p>86</text:p>
          </table:table-cell>
          <table:table-cell table:style-name="ce6" table:formula="of:=([.J11]*[Encuadre.B$3])/[Encuadre.B$7]" office:value-type="float" office:value="25.875" calcext:value-type="float">
            <text:p>2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1:.N11])/3" office:value-type="float" office:value="100" calcext:value-type="float">
            <text:p>100</text:p>
          </table:table-cell>
          <table:table-cell table:style-name="ce9" table:formula="of:=([.O11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1]*[Encuadre.B$2])/[Encuadre.B$7]" office:value-type="float" office:value="15" calcext:value-type="float">
            <text:p>1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10" table:formula="of:=SUM([.S11:.T11])/2" office:value-type="float" office:value="100" calcext:value-type="float">
            <text:p>100</text:p>
          </table:table-cell>
          <table:table-cell table:style-name="ce11" table:formula="of:=([.U11]*[Encuadre.B$5])/[Encuadre.B$7]" office:value-type="float" office:value="25" calcext:value-type="float">
            <text:p>25</text:p>
          </table:table-cell>
          <table:table-cell table:style-name="ce2"/>
          <table:table-cell table:style-name="ce8" table:formula="of:=SUM([.W11];[.V11];[.R11];[.P11];[.K11])" office:value-type="float" office:value="90.875" calcext:value-type="float">
            <text:p>9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8 212456352 VAZQUEZ GARCIA JORGE ALEJANDR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12:.I12])/8" office:value-type="float" office:value="50" calcext:value-type="float">
            <text:p>50</text:p>
          </table:table-cell>
          <table:table-cell table:style-name="ce6" table:formula="of:=([.J12]*[Encuadre.B$3])/[Encuadre.B$7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9" table:formula="of:=([.O12]*[Encuadre.B$4])/[Encuadre.B$7]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2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/>
          <table:table-cell table:style-name="ce11" table:formula="of:=([.U12]*[Encuadre.B$5])/[Encuadre.B$7]" office:value-type="float" office:value="0" calcext:value-type="float">
            <text:p>0</text:p>
          </table:table-cell>
          <table:table-cell table:style-name="ce2"/>
          <table:table-cell table:style-name="ce12" table:formula="of:=SUM([.W12];[.V12];[.R12];[.P12];[.K12])" office:value-type="float" office:value="30" calcext:value-type="float">
            <text:p>30</text:p>
          </table:table-cell>
          <table:table-cell table:number-columns-repeated="990"/>
        </table:table-row>
        <table:table-row table:style-name="ro1" table:number-rows-repeated="1048563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 style:data-style-name="N2" text:time-value="07:38:35.0369560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1-26T08:08:48.733719372</dc:date>
    <meta:editing-duration>PT2H58M</meta:editing-duration>
    <meta:editing-cycles>41</meta:editing-cycles>
    <meta:generator>LibreOffice/5.1.6.2$Linux_X86_64 LibreOffice_project/10m0$Build-2</meta:generator>
    <meta:document-statistic meta:table-count="3" meta:cell-count="212" meta:object-count="0"/>
  </office:meta>
</office:document-meta>
</file>